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4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9.073cm"/>
    </style:style>
    <style:style style:name="co6" style:family="table-column">
      <style:table-column-properties fo:break-before="auto" style:column-width="8.8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5.25924070858E-045">
            <text:p>5,26E-045</text:p>
          </table:table-cell>
          <table:table-cell office:value-type="float" office:value="2.2881767931E-051">
            <text:p>2,29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2.42852483173E-040">
            <text:p>2,43E-040</text:p>
          </table:table-cell>
          <table:table-cell office:value-type="float" office:value="2.41290066872E-051">
            <text:p>2,4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9.96622122063E-043">
            <text:p>9,97E-043</text:p>
          </table:table-cell>
          <table:table-cell office:value-type="float" office:value="2.42650254698E-051">
            <text:p>2,43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6.31191572332E-047">
            <text:p>6,31E-047</text:p>
          </table:table-cell>
          <table:table-cell office:value-type="float" office:value="2.52657763271E-051">
            <text:p>2,53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75568693557E-046">
            <text:p>3,76E-046</text:p>
          </table:table-cell>
          <table:table-cell office:value-type="float" office:value="2.45192769331E-051">
            <text:p>2,45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44533880154E-044">
            <text:p>1,45E-044</text:p>
          </table:table-cell>
          <table:table-cell office:value-type="float" office:value="2.55832327952E-051">
            <text:p>2,56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20151392156E-042">
            <text:p>1,20E-042</text:p>
          </table:table-cell>
          <table:table-cell office:value-type="float" office:value="2.49132883722E-051">
            <text:p>2,49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8.05709879687E-046">
            <text:p>8,06E-046</text:p>
          </table:table-cell>
          <table:table-cell office:value-type="float" office:value="2.6192278793E-051">
            <text:p>2,62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5.62026257945E-045">
            <text:p>5,62E-045</text:p>
          </table:table-cell>
          <table:table-cell office:value-type="float" office:value="2.65415584549E-051">
            <text:p>2,65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05470091576E-042">
            <text:p>1,05E-042</text:p>
          </table:table-cell>
          <table:table-cell office:value-type="float" office:value="2.42387864486E-051">
            <text:p>2,42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3423118807E-043">
            <text:p>3,34E-043</text:p>
          </table:table-cell>
          <table:table-cell office:value-type="float" office:value="6.00763273099E-051">
            <text:p>6,0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8.22415678348E-045">
            <text:p>8,22E-045</text:p>
          </table:table-cell>
          <table:table-cell office:value-type="float" office:value="2.80409690318E-051">
            <text:p>2,80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7.51624682459E-047">
            <text:p>7,52E-047</text:p>
          </table:table-cell>
          <table:table-cell office:value-type="float" office:value="2.5952068347E-051">
            <text:p>2,60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52129222986E-043">
            <text:p>3,52E-043</text:p>
          </table:table-cell>
          <table:table-cell office:value-type="float" office:value="2.50625024879E-051">
            <text:p>2,5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38287174632E-042">
            <text:p>3,38E-042</text:p>
          </table:table-cell>
          <table:table-cell office:value-type="float" office:value="2.40446932719E-051">
            <text:p>2,40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78176627833E-043">
            <text:p>1,78E-043</text:p>
          </table:table-cell>
          <table:table-cell office:value-type="float" office:value="2.41451886546E-051">
            <text:p>2,4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3770769291E-040">
            <text:p>3,38E-040</text:p>
          </table:table-cell>
          <table:table-cell office:value-type="float" office:value="1.77005030134E-051">
            <text:p>1,77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91476215223E-046">
            <text:p>3,91E-046</text:p>
          </table:table-cell>
          <table:table-cell office:value-type="float" office:value="2.38813724314E-051">
            <text:p>2,39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19566933179E-045">
            <text:p>3,20E-045</text:p>
          </table:table-cell>
          <table:table-cell office:value-type="float" office:value="2.68230517794E-051">
            <text:p>2,68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46861914797E-043">
            <text:p>3,47E-043</text:p>
          </table:table-cell>
          <table:table-cell office:value-type="float" office:value="2.41235808218E-051">
            <text:p>2,4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6.69083619049E-047">
            <text:p>6,69E-047</text:p>
          </table:table-cell>
          <table:table-cell office:value-type="float" office:value="2.55258752264E-051">
            <text:p>2,55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73782312074E-043">
            <text:p>1,74E-043</text:p>
          </table:table-cell>
          <table:table-cell office:value-type="float" office:value="2.40373571722E-051">
            <text:p>2,40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31546133306E-047">
            <text:p>3,32E-047</text:p>
          </table:table-cell>
          <table:table-cell office:value-type="float" office:value="2.63863569727E-051">
            <text:p>2,64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41056551104E-046">
            <text:p>1,41E-046</text:p>
          </table:table-cell>
          <table:table-cell office:value-type="float" office:value="2.41128678963E-051">
            <text:p>2,41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8.31637699151E-046">
            <text:p>8,32E-046</text:p>
          </table:table-cell>
          <table:table-cell office:value-type="float" office:value="1.79285026619E-051">
            <text:p>1,79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3.81238886409E-044">
            <text:p>3,81E-044</text:p>
          </table:table-cell>
          <table:table-cell office:value-type="float" office:value="2.42698205177E-051">
            <text:p>2,43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4.53917257595E-043">
            <text:p>4,54E-043</text:p>
          </table:table-cell>
          <table:table-cell office:value-type="float" office:value="1.76448556859E-051">
            <text:p>1,76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56271318983E-043">
            <text:p>1,56E-043</text:p>
          </table:table-cell>
          <table:table-cell office:value-type="float" office:value="2.6938478582E-051">
            <text:p>2,69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1.91766480165E-047">
            <text:p>1,92E-047</text:p>
          </table:table-cell>
          <table:table-cell office:value-type="float" office:value="2.40468831922E-051">
            <text:p>2,40E-051</text:p>
          </table:table-cell>
        </table:table-row>
        <table:table-row table:style-name="ro1">
          <table:table-cell office:value-type="string">
            <text:p>unoptimizEd-optimizEd:</text:p>
          </table:table-cell>
          <table:table-cell office:value-type="float" office:value="9.71196823288E-045">
            <text:p>9,71E-045</text:p>
          </table:table-cell>
          <table:table-cell office:value-type="float" office:value="2.39825371812E-051">
            <text:p>2,40E-051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formula="of:=MIN([.B4:.B33])" office:value-type="float" office:value="1.91766480165E-047">
            <text:p>1,92E-047</text:p>
          </table:table-cell>
          <table:table-cell table:style-name="Default" table:formula="of:=MIN([.C4:.C33])" office:value-type="float" office:value="1.76448556859E-051">
            <text:p>1,76E-051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formula="of:=AVERAGE([.B4:.B33])" office:value-type="float" office:value="1.96426215391874E-041">
            <text:p>1,96E-041</text:p>
          </table:table-cell>
          <table:table-cell table:style-name="Default" table:formula="of:=AVERAGE([.C4:.C33])" office:value-type="float" office:value="2.544179301499E-051">
            <text:p>2,54E-051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Лист2.L24" table:end-x="0.069cm" table:end-y="0.359cm" draw:z-index="0" draw:style-name="gr1" draw:text-style-name="P1" svg:width="15.999cm" svg:height="8.999cm" svg:x="2.135cm" svg:y="0.393cm">
              <draw:object draw:notify-on-update-of-ranges="Лист2.B5:Лист2.B14 Лист2.C5:Лист2.C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.01692673101533">
            <text:p>1,016926731</text:p>
          </table:table-cell>
          <table:table-cell office:value-type="float" office:value="100.07698756381">
            <text:p>100,0769875638</text:p>
          </table:table-cell>
          <table:table-cell/>
        </table:table-row>
        <table:table-row table:style-name="ro1">
          <table:table-cell/>
          <table:table-cell office:value-type="float" office:value="9.51076750421851">
            <text:p>9,5107675042</text:p>
          </table:table-cell>
          <table:table-cell office:value-type="float" office:value="151.994910896062">
            <text:p>151,9949108961</text:p>
          </table:table-cell>
          <table:table-cell/>
        </table:table-row>
        <table:table-row table:style-name="ro1">
          <table:table-cell/>
          <table:table-cell office:value-type="float" office:value="9.64592967610663">
            <text:p>9,6459296761</text:p>
          </table:table-cell>
          <table:table-cell office:value-type="float" office:value="100.006141930614">
            <text:p>100,0061419306</text:p>
          </table:table-cell>
          <table:table-cell/>
        </table:table-row>
        <table:table-row table:style-name="ro1">
          <table:table-cell/>
          <table:table-cell office:value-type="float" office:value="19.987892354148">
            <text:p>19,9878923541</text:p>
          </table:table-cell>
          <table:table-cell office:value-type="float" office:value="199.9506615078">
            <text:p>199,9506615078</text:p>
          </table:table-cell>
          <table:table-cell/>
        </table:table-row>
        <table:table-row table:style-name="ro1">
          <table:table-cell/>
          <table:table-cell office:value-type="float" office:value="1.00762579730311">
            <text:p>1,0076257973</text:p>
          </table:table-cell>
          <table:table-cell office:value-type="float" office:value="199.875066309425">
            <text:p>199,8750663094</text:p>
          </table:table-cell>
          <table:table-cell/>
        </table:table-row>
        <table:table-row table:style-name="ro1">
          <table:table-cell/>
          <table:table-cell office:value-type="float" office:value="1.01844525886361">
            <text:p>1,0184452589</text:p>
          </table:table-cell>
          <table:table-cell office:value-type="float" office:value="146.089834872389">
            <text:p>146,0898348724</text:p>
          </table:table-cell>
          <table:table-cell/>
        </table:table-row>
        <table:table-row table:style-name="ro1">
          <table:table-cell/>
          <table:table-cell office:value-type="float" office:value="10.6754801481288">
            <text:p>10,6754801481</text:p>
          </table:table-cell>
          <table:table-cell office:value-type="float" office:value="199.915335172516">
            <text:p>199,9153351725</text:p>
          </table:table-cell>
          <table:table-cell/>
        </table:table-row>
        <table:table-row table:style-name="ro1">
          <table:table-cell/>
          <table:table-cell office:value-type="float" office:value="19.9819463206175">
            <text:p>19,9819463206</text:p>
          </table:table-cell>
          <table:table-cell office:value-type="float" office:value="100.00843596395">
            <text:p>100,008435964</text:p>
          </table:table-cell>
          <table:table-cell/>
        </table:table-row>
        <table:table-row table:style-name="ro1">
          <table:table-cell/>
          <table:table-cell office:value-type="float" office:value="19.9877626816167">
            <text:p>19,9877626816</text:p>
          </table:table-cell>
          <table:table-cell office:value-type="float" office:value="199.949876800079">
            <text:p>199,9498768001</text:p>
          </table:table-cell>
          <table:table-cell/>
        </table:table-row>
        <table:table-row table:style-name="ro1">
          <table:table-cell/>
          <table:table-cell office:value-type="float" office:value="19.9961860578435">
            <text:p>19,9961860578</text:p>
          </table:table-cell>
          <table:table-cell office:value-type="float" office:value="145.159012701226">
            <text:p>145,1590127012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Лист2.K49" table:end-x="1.631cm" table:end-y="0.379cm" draw:z-index="1" draw:style-name="gr1" draw:text-style-name="P1" svg:width="15.999cm" svg:height="8.999cm" svg:x="1.439cm" svg:y="0.413cm">
              <draw:object draw:notify-on-update-of-ranges="Лист2.B34:Лист2.B43 Лист2.C34:Лист2.C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15.0285696100838">
            <text:p>15,0285696101</text:p>
          </table:table-cell>
          <table:table-cell office:value-type="float" office:value="128.889827815299">
            <text:p>128,8898278153</text:p>
          </table:table-cell>
          <table:table-cell/>
        </table:table-row>
        <table:table-row table:style-name="ro1">
          <table:table-cell/>
          <table:table-cell office:value-type="float" office:value="2.67989527544549">
            <text:p>2,6798952754</text:p>
          </table:table-cell>
          <table:table-cell office:value-type="float" office:value="133.24105309829">
            <text:p>133,2410530983</text:p>
          </table:table-cell>
          <table:table-cell/>
        </table:table-row>
        <table:table-row table:style-name="ro1">
          <table:table-cell/>
          <table:table-cell office:value-type="float" office:value="6.57925964908678">
            <text:p>6,5792596491</text:p>
          </table:table-cell>
          <table:table-cell office:value-type="float" office:value="173.012167797293">
            <text:p>173,0121677973</text:p>
          </table:table-cell>
          <table:table-cell/>
        </table:table-row>
        <table:table-row table:style-name="ro1">
          <table:table-cell/>
          <table:table-cell office:value-type="float" office:value="4.14203411426291">
            <text:p>4,1420341143</text:p>
          </table:table-cell>
          <table:table-cell office:value-type="float" office:value="186.348007143299">
            <text:p>186,3480071433</text:p>
          </table:table-cell>
          <table:table-cell/>
        </table:table-row>
        <table:table-row table:style-name="ro1">
          <table:table-cell/>
          <table:table-cell office:value-type="float" office:value="16.3640080264102">
            <text:p>16,3640080264</text:p>
          </table:table-cell>
          <table:table-cell office:value-type="float" office:value="156.000948960544">
            <text:p>156,0009489605</text:p>
          </table:table-cell>
          <table:table-cell/>
        </table:table-row>
        <table:table-row table:style-name="ro1">
          <table:table-cell/>
          <table:table-cell office:value-type="float" office:value="18.9057304143522">
            <text:p>18,9057304144</text:p>
          </table:table-cell>
          <table:table-cell office:value-type="float" office:value="172.354218964227">
            <text:p>172,3542189642</text:p>
          </table:table-cell>
          <table:table-cell/>
        </table:table-row>
        <table:table-row table:style-name="ro1">
          <table:table-cell/>
          <table:table-cell office:value-type="float" office:value="19.0737412654374">
            <text:p>19,0737412654</text:p>
          </table:table-cell>
          <table:table-cell office:value-type="float" office:value="115.104783644949">
            <text:p>115,1047836449</text:p>
          </table:table-cell>
          <table:table-cell/>
        </table:table-row>
        <table:table-row table:style-name="ro1">
          <table:table-cell/>
          <table:table-cell office:value-type="float" office:value="8.26719468548133">
            <text:p>8,2671946855</text:p>
          </table:table-cell>
          <table:table-cell office:value-type="float" office:value="125.23517701215">
            <text:p>125,2351770122</text:p>
          </table:table-cell>
          <table:table-cell/>
        </table:table-row>
        <table:table-row table:style-name="ro1">
          <table:table-cell/>
          <table:table-cell office:value-type="float" office:value="16.0275771758087">
            <text:p>16,0275771758</text:p>
          </table:table-cell>
          <table:table-cell office:value-type="float" office:value="176.827902776547">
            <text:p>176,8279027765</text:p>
          </table:table-cell>
          <table:table-cell/>
        </table:table-row>
        <table:table-row table:style-name="ro1">
          <table:table-cell/>
          <table:table-cell office:value-type="float" office:value="5.36250549416398">
            <text:p>5,3625054942</text:p>
          </table:table-cell>
          <table:table-cell office:value-type="float" office:value="170.271974769827">
            <text:p>170,2719747698</text:p>
          </table:table-cell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6">
      <number:number number:decimal-places="1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3.10.2014</text:date>, <text:time>10:55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2:51:02.25</meta:creation-date>
    <dc:date>2014-10-03T10:54:54.62</dc:date>
    <meta:editing-duration>PT59M8S</meta:editing-duration>
    <meta:editing-cycles>1</meta:editing-cycles>
    <meta:generator>OpenOffice.org/3.4.1$Win32 OpenOffice.org_project/341m1$Build-9593</meta:generator>
    <meta:document-statistic meta:table-count="3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188cm" style:legend-expansion="high" chart:style-name="ch2"/>
        <chart:plot-area chart:style-name="ch3" table:cell-range-address="Лист2.B5:Лист2.C14" svg:x="0.742cm" svg:y="0.803cm" svg:width="12.194cm" svg:height="7.543cm">
          <chartooo:coordinate-region svg:x="1.549cm" svg:y="1.015cm" svg:width="11.2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C5:Лист2.C14" chart:class="chart:scatter">
            <chart:domain table:cell-range-address="Лист2.B5:Лист2.B1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692673101533">
                <text:p>1.01692673101533</text:p>
                <draw:g>
                  <svg:desc>Лист2.B5:Лист2.B14</svg:desc>
                </draw:g>
              </table:table-cell>
              <table:table-cell office:value-type="float" office:value="100.07698756381">
                <text:p>100.07698756381</text:p>
                <draw:g>
                  <svg:desc>Лист2.C5:Лист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1076750421851">
                <text:p>9.51076750421851</text:p>
              </table:table-cell>
              <table:table-cell office:value-type="float" office:value="151.994910896062">
                <text:p>151.994910896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4592967610663">
                <text:p>9.64592967610663</text:p>
              </table:table-cell>
              <table:table-cell office:value-type="float" office:value="100.006141930614">
                <text:p>100.006141930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987892354148">
                <text:p>19.987892354148</text:p>
              </table:table-cell>
              <table:table-cell office:value-type="float" office:value="199.9506615078">
                <text:p>199.9506615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762579730311">
                <text:p>1.00762579730311</text:p>
              </table:table-cell>
              <table:table-cell office:value-type="float" office:value="199.875066309425">
                <text:p>199.875066309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844525886361">
                <text:p>1.01844525886361</text:p>
              </table:table-cell>
              <table:table-cell office:value-type="float" office:value="146.089834872389">
                <text:p>146.08983487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754801481288">
                <text:p>10.6754801481288</text:p>
              </table:table-cell>
              <table:table-cell office:value-type="float" office:value="199.915335172516">
                <text:p>199.915335172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819463206175">
                <text:p>19.9819463206175</text:p>
              </table:table-cell>
              <table:table-cell office:value-type="float" office:value="100.00843596395">
                <text:p>100.00843596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9877626816167">
                <text:p>19.9877626816167</text:p>
              </table:table-cell>
              <table:table-cell office:value-type="float" office:value="199.949876800079">
                <text:p>199.94987680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9961860578435">
                <text:p>19.9961860578435</text:p>
              </table:table-cell>
              <table:table-cell office:value-type="float" office:value="145.159012701226">
                <text:p>145.159012701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188cm" style:legend-expansion="high" chart:style-name="ch2"/>
        <chart:plot-area chart:style-name="ch3" table:cell-range-address="Лист2.B34:Лист2.C43" svg:x="0.77cm" svg:y="0.855cm" svg:width="12.195cm" svg:height="7.545cm">
          <chartooo:coordinate-region svg:x="1.577cm" svg:y="1.068cm" svg:width="11.201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C34:Лист2.C43" chart:class="chart:scatter">
            <chart:domain table:cell-range-address="Лист2.B34:Лист2.B4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0285696100838">
                <text:p>15.0285696100838</text:p>
                <draw:g>
                  <svg:desc>Лист2.B34:Лист2.B43</svg:desc>
                </draw:g>
              </table:table-cell>
              <table:table-cell office:value-type="float" office:value="128.889827815299">
                <text:p>128.889827815299</text:p>
                <draw:g>
                  <svg:desc>Лист2.C34:Лист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989527544549">
                <text:p>2.67989527544549</text:p>
              </table:table-cell>
              <table:table-cell office:value-type="float" office:value="133.24105309829">
                <text:p>133.241053098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7925964908678">
                <text:p>6.57925964908678</text:p>
              </table:table-cell>
              <table:table-cell office:value-type="float" office:value="173.012167797293">
                <text:p>173.012167797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4203411426291">
                <text:p>4.14203411426291</text:p>
              </table:table-cell>
              <table:table-cell office:value-type="float" office:value="186.348007143299">
                <text:p>186.348007143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3640080264102">
                <text:p>16.3640080264102</text:p>
              </table:table-cell>
              <table:table-cell office:value-type="float" office:value="156.000948960544">
                <text:p>156.000948960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9057304143522">
                <text:p>18.9057304143522</text:p>
              </table:table-cell>
              <table:table-cell office:value-type="float" office:value="172.354218964227">
                <text:p>172.354218964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0737412654374">
                <text:p>19.0737412654374</text:p>
              </table:table-cell>
              <table:table-cell office:value-type="float" office:value="115.104783644949">
                <text:p>115.104783644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6719468548133">
                <text:p>8.26719468548133</text:p>
              </table:table-cell>
              <table:table-cell office:value-type="float" office:value="125.23517701215">
                <text:p>125.23517701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0275771758087">
                <text:p>16.0275771758087</text:p>
              </table:table-cell>
              <table:table-cell office:value-type="float" office:value="176.827902776547">
                <text:p>176.827902776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6250549416398">
                <text:p>5.36250549416398</text:p>
              </table:table-cell>
              <table:table-cell office:value-type="float" office:value="170.271974769827">
                <text:p>170.271974769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